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9fcd" officeooo:paragraph-rsid="00029fcd"/>
    </style:style>
    <style:style style:name="P2" style:family="paragraph" style:parent-style-name="Standard">
      <style:paragraph-properties fo:text-align="center" style:justify-single-word="false"/>
      <style:text-properties officeooo:rsid="00029fcd" officeooo:paragraph-rsid="00029fcd"/>
    </style:style>
    <style:style style:name="P3" style:family="paragraph" style:parent-style-name="Standard">
      <style:text-properties fo:font-style="italic" officeooo:rsid="00029fcd" officeooo:paragraph-rsid="00029fcd" style:font-style-asian="italic" style:font-style-complex="italic"/>
    </style:style>
    <style:style style:name="P4" style:family="paragraph" style:parent-style-name="Standard">
      <style:text-properties officeooo:rsid="00047944" officeooo:paragraph-rsid="00047944"/>
    </style:style>
    <style:style style:name="P5" style:family="paragraph" style:parent-style-name="Standard">
      <style:text-properties officeooo:rsid="00047944" officeooo:paragraph-rsid="0004802b"/>
    </style:style>
    <style:style style:name="P6" style:family="paragraph" style:parent-style-name="Standard">
      <style:text-properties officeooo:rsid="0004802b" officeooo:paragraph-rsid="0004802b"/>
    </style:style>
    <style:style style:name="P7" style:family="paragraph" style:parent-style-name="Standard">
      <style:text-properties officeooo:rsid="00060605" officeooo:paragraph-rsid="00060605"/>
    </style:style>
    <style:style style:name="P8" style:family="paragraph" style:parent-style-name="Standard">
      <style:text-properties officeooo:rsid="0007d95c" officeooo:paragraph-rsid="0007d95c"/>
    </style:style>
    <style:style style:name="P9" style:family="paragraph" style:parent-style-name="Standard">
      <style:text-properties officeooo:rsid="0009a0a7" officeooo:paragraph-rsid="0009a0a7"/>
    </style:style>
    <style:style style:name="P10" style:family="paragraph" style:parent-style-name="Standard">
      <style:text-properties officeooo:rsid="000b0249" officeooo:paragraph-rsid="000b0249"/>
    </style:style>
    <style:style style:name="P11" style:family="paragraph" style:parent-style-name="Standard">
      <style:text-properties officeooo:rsid="000b0249" officeooo:paragraph-rsid="000dc6de"/>
    </style:style>
    <style:style style:name="P12" style:family="paragraph" style:parent-style-name="Standard">
      <style:text-properties officeooo:rsid="000c94b2" officeooo:paragraph-rsid="000c94b2"/>
    </style:style>
    <style:style style:name="P13" style:family="paragraph" style:parent-style-name="Standard">
      <style:text-properties officeooo:rsid="000d0b02" officeooo:paragraph-rsid="000d0b02"/>
    </style:style>
    <style:style style:name="P14" style:family="paragraph" style:parent-style-name="Standard">
      <style:text-properties officeooo:rsid="00103794" officeooo:paragraph-rsid="00103794"/>
    </style:style>
    <style:style style:name="P15" style:family="paragraph" style:parent-style-name="Standard">
      <style:text-properties officeooo:rsid="0012bf21" officeooo:paragraph-rsid="0012bf21"/>
    </style:style>
    <style:style style:name="P16" style:family="paragraph" style:parent-style-name="Standard">
      <style:text-properties officeooo:rsid="0013e001" officeooo:paragraph-rsid="0013e001"/>
    </style:style>
    <style:style style:name="T1" style:family="text">
      <style:text-properties officeooo:rsid="00047944"/>
    </style:style>
    <style:style style:name="T2" style:family="text">
      <style:text-properties officeooo:rsid="0004802b"/>
    </style:style>
    <style:style style:name="T3" style:family="text">
      <style:text-properties officeooo:rsid="00060605"/>
    </style:style>
    <style:style style:name="T4" style:family="text">
      <style:text-properties officeooo:rsid="0007d95c"/>
    </style:style>
    <style:style style:name="T5" style:family="text">
      <style:text-properties officeooo:rsid="0009a0a7"/>
    </style:style>
    <style:style style:name="T6" style:family="text">
      <style:text-properties officeooo:rsid="000b0249"/>
    </style:style>
    <style:style style:name="T7" style:family="text">
      <style:text-properties officeooo:rsid="000d0b02"/>
    </style:style>
    <style:style style:name="T8" style:family="text">
      <style:text-properties officeooo:rsid="000dc6de"/>
    </style:style>
    <style:style style:name="T9" style:family="text">
      <style:text-properties officeooo:rsid="00103794"/>
    </style:style>
    <style:style style:name="T10" style:family="text">
      <style:text-properties officeooo:rsid="001211a5"/>
    </style:style>
    <style:style style:name="T11" style:family="text">
      <style:text-properties officeooo:rsid="0012bf21"/>
    </style:style>
    <style:style style:name="T12" style:family="text">
      <style:text-properties style:text-position="super 58%"/>
    </style:style>
    <style:style style:name="T13" style:family="text">
      <style:text-properties fo:font-size="8pt" style:font-size-asian="8pt" style:font-size-complex="8pt"/>
    </style:style>
    <style:style style:name="T14" style:family="text">
      <style:text-properties officeooo:rsid="0013e0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Higher Order Operator Overloading</text:span><text:line-break/><text:span text:style-name="T1">and Natural </text:span>Lambda Properties</text:p>
      <text:p text:style-name="P2">by Sven Nilsen, 2019</text:p>
      <text:p text:style-name="P1"/>
      <text:p text:style-name="P3">In this paper I show that there is an isomorphism between structural properties with Higher Order Operator Overloading and a natural interpret<text:span text:style-name="T1">ation of</text:span> lambda properties.</text:p>
      <text:p text:style-name="P1"/>
      <text:p text:style-name="P1">A Cartesian product<text:span text:style-name="T12"><text:reference-ref text:reference-format="text" text:ref-name="1">[1]</text:reference-ref></text:span>, or a tuple, is written:</text:p>
      <text:p text:style-name="P1"/>
      <text:p text:style-name="P1"><text:tab/>(a, b) : A ⨯ B</text:p>
      <text:p text:style-name="P1"/>
      <text:p text:style-name="P1">To access the variable `a` and `b`, two functions `fst` and `snd` can be used:</text:p>
      <text:p text:style-name="P1"/>
      <text:p text:style-name="P1"><text:tab/>fst((a, b)) = a</text:p>
      <text:p text:style-name="P1"><text:tab/>snd((a, b)) = b</text:p>
      <text:p text:style-name="P1"/>
      <text:p text:style-name="P1">The functions `fst` and `snd` are structural properties, because they access parts of the Cartesian product that can be used to reconstruct the tuple:</text:p>
      <text:p text:style-name="P1"/>
      <text:p text:style-name="P1"><text:tab/><text:span text:style-name="T1">(fst((a, b)), snd((a, b))) = (a, b)</text:span></text:p>
      <text:p text:style-name="P1"/>
      <text:p text:style-name="P4">Many programming languages support naming of structural properties, used the following way:</text:p>
      <text:p text:style-name="P4"/>
      <text:p text:style-name="P4"><text:tab/>foo.bar<text:tab/> : U<text:tab/><text:tab/>The property `bar` of the object `foo`</text:p>
      <text:p text:style-name="P4"/>
      <text:p text:style-name="P4"><text:tab/>foo : T</text:p>
      <text:p text:style-name="P4"><text:tab/>bar : T → U</text:p>
      <text:p text:style-name="P4"/>
      <text:p text:style-name="P4">Under Higher Order Operator Overloading<text:span text:style-name="T12"><text:reference-ref text:reference-format="text" text:ref-name="2">[2]</text:reference-ref></text:span> (HOOO), the object `foo` might be a function:</text:p>
      <text:p text:style-name="P5"/>
      <text:p text:style-name="P5"><text:tab/><text:span text:style-name="T2">foo.bar := \(x : X) = foo(x).bar</text:span></text:p>
      <text:p text:style-name="P4"/>
      <text:p text:style-name="P4"><text:tab/>foo.bar : <text:span text:style-name="T2">X</text:span> → U</text:p>
      <text:p text:style-name="P4"><text:tab/>foo : <text:span text:style-name="T2">X</text:span> → T</text:p>
      <text:p text:style-name="P4"><text:tab/>bar : T → U</text:p>
      <text:p text:style-name="P4"/>
      <text:p text:style-name="P6">This is isomorphic to some type `T(X)` which has the property `bar : X → U`. Instead of having a <text:span text:style-name="T3">lambda</text:span> returning an object of type `T`, one has an object which contains functions. All these functions are interpreted to be functions of the same source of data:</text:p>
      <text:p text:style-name="P6"/>
      <text:p text:style-name="P6"><text:tab/>foo := { bar: \(x : X) = …, <text:span text:style-name="T3">baz: \(x : X) = …, … </text:span>}</text:p>
      <text:p text:style-name="P6"><text:tab/><text:span text:style-name="T3">foo(x) := { bar: foo.bar(x), baz: foo.baz(x), … }</text:span></text:p>
      <text:p text:style-name="P6"/>
      <text:p text:style-name="P7">Due to this isomorphism, this gives a natural interpretation of lambda properties.</text:p>
      <text:p text:style-name="P7"/>
      <text:p text:style-name="P7"><text:soft-page-break/>For example, a lambda that checks for equality <text:span text:style-name="T11">of two booleans</text:span>:</text:p>
      <text:p text:style-name="P7"/>
      <text:p text:style-name="P7"><text:tab/>\(a : <text:span text:style-name="T4">bool</text:span>, b : <text:span text:style-name="T4">bool</text:span>) = a == b<text:tab/><text:tab/><text:tab/><text:span text:style-name="T6">(first lambda)</text:span></text:p>
      <text:p text:style-name="P7"/>
      <text:p text:style-name="P8">Is logically equivalent to the following (`¬` means NOT and `⊻` means XOR):</text:p>
      <text:p text:style-name="P8"/>
      <text:p text:style-name="P8"><text:tab/>\(a : bool, b : bool) = ¬(a ⊻ b)<text:tab/><text:tab/><text:span text:style-name="T6">(second lambda)</text:span></text:p>
      <text:p text:style-name="P7"/>
      <text:p text:style-name="P7"><text:span text:style-name="T4">A lambda is logically equivalent to another if it produces same results for same inputs.</text:span></text:p>
      <text:p text:style-name="P7"/>
      <text:p text:style-name="P8">According to Leibniz’ law<text:span text:style-name="T12"><text:reference-ref text:reference-format="text" text:ref-name="3">[3]</text:reference-ref></text:span>, two objects are the same if and only if every property are the same. This means that it is not logically possible to distinguish between the two lambdas above under computation.</text:p>
      <text:p text:style-name="P8"/>
      <text:p text:style-name="P8">However, <text:span text:style-name="T5">using natural lambda properties, is it possible to distinguish between these two lambdas? Even computation is not assumed, how can one prove that the two lambdas are not the same objects?</text:span></text:p>
      <text:p text:style-name="P8"/>
      <text:p text:style-name="P9">There is an isomorphism between lambdas returning data structures, and data structures containing lambdas. <text:span text:style-name="T6">So, for the first lambda, one can perform the transformation</text:span>:</text:p>
      <text:p text:style-name="P9"/>
      <text:p text:style-name="P9"><text:tab/><text:span text:style-name="T3">\(a : bool, b : bool) = a == b</text:span></text:p>
      <text:p text:style-name="P9"><text:tab/><text:tab/>&lt;=&gt;</text:p>
      <text:p text:style-name="P9"><text:tab/>eq { left: \(a : bool, b : bool) = a, right: \(a : bool, b : bool) = b }</text:p>
      <text:p text:style-name="P9"/>
      <text:p text:style-name="P14">`left` and `right` are arbitrary choices that depends on the <text:span text:style-name="T11">underlying</text:span> language representation.</text:p>
      <text:p text:style-name="P9">The `eq` object is a node in the Abstract Syntax Tree<text:span text:style-name="T12"><text:reference-ref text:reference-format="text" text:ref-name="4">[4]</text:reference-ref></text:span> of <text:span text:style-name="T14">this</text:span> language that performs the computation:</text:p>
      <text:p text:style-name="P9"/>
      <text:p text:style-name="P9"><text:tab/>eq(a, b) = (a == b)</text:p>
      <text:p text:style-name="P9"/>
      <text:p text:style-name="P12">All lambda terms can be transformed into a data structure that contains sub-lambda terms. <text:span text:style-name="T9">Since the same transformation can be made on sub-lambda terms, t</text:span>his can be done recursively. <text:span text:style-name="T9">This is why an Abstract Syntax Tree can be used to represent lambdas.</text:span></text:p>
      <text:p text:style-name="P9"/>
      <text:p text:style-name="P10">This transformation is logically equivalent to the first lambda.<text:line-break/>However, by treating `eq` as an object, the natural lambda property `<text:span text:style-name="T14">right</text:span>` <text:span text:style-name="T14">becomes</text:span>:</text:p>
      <text:p text:style-name="P10"/>
      <text:p text:style-name="P11"><text:tab/><text:span text:style-name="T8">( \(a : bool, b : bool) = a == b )</text:span>.<text:span text:style-name="T14">right</text:span> &lt;=&gt; <text:span text:style-name="T5">\(a : bool, b : bool) = b</text:span></text:p>
      <text:p text:style-name="P9"/>
      <text:p text:style-name="P10">In the second lambda, there is no property `<text:span text:style-name="T14">right</text:span>`:</text:p>
      <text:p text:style-name="P10"/>
      <text:p text:style-name="P10"><text:tab/><text:span text:style-name="T4">\(a : bool, b : bool) = ¬(a ⊻ b)</text:span></text:p>
      <text:p text:style-name="P10"><text:tab/><text:tab/>&lt;=&gt;</text:p>
      <text:p text:style-name="P10"><text:tab/>not { arg: \(a : bool, b : bool) = <text:s/><text:span text:style-name="T4">a ⊻ b </text:span>}</text:p>
      <text:p text:style-name="P10"/>
      <text:p text:style-name="P11"><text:tab/><text:span text:style-name="T8">( \(a : bool, b : bool) = ¬(a ⊻ b) )</text:span>.<text:span text:style-name="T14">right</text:span><text:tab/><text:span text:style-name="T8">ERROR: </text:span>The node `not` has no property `<text:span text:style-name="T14">right</text:span>`.</text:p>
      <text:p text:style-name="P10"/>
      <text:p text:style-name="P12">Therefore, the two lambdas are not <text:span text:style-name="T14">identical</text:span> <text:span text:style-name="T7">when using natural lambda properties.</text:span></text:p>
      <text:p text:style-name="P12"/>
      <text:p text:style-name="P13"><text:span text:style-name="T8">N</text:span>atural lambda properties <text:span text:style-name="T8">makes it possible to reflect upon </text:span>the Abstract Syntax Tree <text:span text:style-name="T10">at runtime through a designed interface without needing a new type besides lambdas as first class citizens.</text:span></text:p>
      <text:h text:style-name="Heading_20_3" text:outline-level="3"><text:soft-page-break/>References:</text:h>
      <text:p text:style-name="P15"/>
      <text:p text:style-name="P15"><text:reference-mark-start text:name="1"/>[1]<text:reference-mark-end text:name="1"/><text:tab/>“Cartesian product”</text:p>
      <text:p text:style-name="P15"><text:tab/>Wikipedia</text:p>
      <text:p text:style-name="P15"><text:tab/><text:a xlink:type="simple" xlink:href="https://en.wikipedia.org/wiki/Cartesian_product" text:style-name="Internet_20_link" text:visited-style-name="Visited_20_Internet_20_Link"><text:span text:style-name="T13">https://en.wikipedia.org/wiki/Cartesian_product</text:span></text:a></text:p>
      <text:p text:style-name="P15"/>
      <text:p text:style-name="P15"><text:reference-mark-start text:name="2"/>[2]<text:reference-mark-end text:name="2"/><text:tab/>“Higher Order Operator Overloading”</text:p>
      <text:p text:style-name="P15"><text:tab/>Sven Nilsen, 2018</text:p>
      <text:p text:style-name="P15"><text:tab/><text:a xlink:type="simple" xlink:href="https://github.com/advancedresearch/path_semantics/blob/master/papers-wip/higher-order-operator-overloading.pdf" text:style-name="Internet_20_link" text:visited-style-name="Visited_20_Internet_20_Link"><text:span text:style-name="T13">https://github.com/advancedresearch/path_semantics/blob/master/papers-wip/higher-order-operator-overloading.pdf</text:span></text:a></text:p>
      <text:p text:style-name="P15"/>
      <text:p text:style-name="P15"><text:reference-mark-start text:name="3"/>[3]<text:reference-mark-end text:name="3"/><text:tab/>“The Identity of Indiscernibles”</text:p>
      <text:p text:style-name="P15"><text:tab/>Stanford Encyclopedia of Philosophy</text:p>
      <text:p text:style-name="P15"><text:tab/><text:a xlink:type="simple" xlink:href="https://plato.stanford.edu/entries/identity-indiscernible/" text:style-name="Internet_20_link" text:visited-style-name="Visited_20_Internet_20_Link"><text:span text:style-name="T13">https://plato.stanford.edu/entries/identity-indiscernible/</text:span></text:a></text:p>
      <text:p text:style-name="P15"/>
      <text:p text:style-name="P16"><text:reference-mark-start text:name="4"/>[4]<text:reference-mark-end text:name="4"/><text:tab/>“Abstract syntax tree”</text:p>
      <text:p text:style-name="P16"><text:tab/>Wikipedia</text:p>
      <text:p text:style-name="P16"><text:tab/><text:a xlink:type="simple" xlink:href="https://en.wikipedia.org/wiki/Abstract_syntax_tree" text:style-name="Internet_20_link" text:visited-style-name="Visited_20_Internet_20_Link"><text:span text:style-name="T13">https://en.wikipedia.org/wiki/Abstract_syntax_tree</text:span></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2:45:30.826940000</meta:creation-date>
    <dc:date>2019-05-29T15:38:58.904154000</dc:date>
    <meta:editing-duration>PT10M58S</meta:editing-duration>
    <meta:editing-cycles>1</meta:editing-cycles>
    <meta:document-statistic meta:table-count="0" meta:image-count="0" meta:object-count="0" meta:page-count="3" meta:paragraph-count="60" meta:word-count="691" meta:character-count="4050" meta:non-whitespace-character-count="3379"/>
    <meta:generator>LibreOffice/5.1.2.2$MacOSX_X86_64 LibreOffice_project/d3bf12ecb743fc0d20e0be0c58ca359301eb705f</meta:generator>
  </office:meta>
</office:document-meta>
</file>